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text-indent="0in" style:auto-text-indent="false"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style:font-name="DejaVu LGC Sans Mono" fo:background-color="transparent"/>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8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8000"/>
    </style:style>
    <style:style style:name="P7" style:family="paragraph" style:parent-style-name="Standard">
      <style:paragraph-properties fo:margin-left="0in" fo:margin-right="0in" fo:margin-top="0in" fo:margin-bottom="0in" fo:text-indent="0in" style:auto-text-indent="false"/>
    </style:style>
    <style:style style:name="P8" style:family="paragraph" style:parent-style-name="Standard">
      <style:paragraph-properties fo:margin-left="0in" fo:margin-right="0in" fo:margin-top="0in" fo:margin-bottom="0in" fo:line-height="115%" fo:text-align="start" style:justify-single-word="false" fo:text-indent="0in" style:auto-text-indent="false"/>
    </style:style>
    <style:style style:name="P9" style:family="paragraph" style:parent-style-name="Standard">
      <style:paragraph-properties fo:margin-left="0in" fo:margin-right="0in" fo:margin-top="0in" fo:margin-bottom="0in" fo:line-height="115%" fo:text-align="start" style:justify-single-word="false" fo:text-indent="0in" style:auto-text-indent="false"/>
      <style:text-properties style:font-name="DejaVu LGC Sans Mono" fo:font-style="normal" fo:background-color="transparent" style:font-style-asian="normal" style:font-style-complex="normal"/>
    </style:style>
    <style:style style:name="P1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fo:background-color="#c0c0c0"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solid" style:font-name="DejaVu LGC Sans Mono" fo:font-size="11pt" fo:font-style="normal" style:text-underline-style="none" fo:font-weight="normal" fo:background-color="#c0c0c0"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tyle="normal" fo:background-color="transparent" style:font-style-asian="normal" style:font-style-complex="normal"/>
    </style:style>
    <style:style style:name="P16" style:family="paragraph" style:parent-style-name="Standard">
      <style:paragraph-properties fo:margin-left="0in" fo:margin-right="0in" fo:margin-top="0in" fo:margin-bottom="0in" fo:line-height="115%" fo:text-align="start" style:justify-single-word="false" fo:text-indent="0in" style:auto-text-indent="false"/>
      <style:text-properties style:text-line-through-style="solid" style:font-name="DejaVu LGC Sans Mono" fo:font-style="normal" fo:background-color="#c0c0c0" style:font-style-asian="normal" style:font-style-complex="normal"/>
    </style:style>
    <style:style style:name="P17"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text-line-through-style="none" style:font-name="DejaVu LGC Sans Mono"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text-line-through-style="none" style:font-name="DejaVu LGC Sans Mono"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text-line-through-style="none" style:font-name="DejaVu LGC Sans Mono"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text-line-through-style="none" style:font-name="DejaVu Sans Mono"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font-name="DejaVu LGC Sans Mono"/>
    </style:style>
    <style:style style:name="P24"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font-name="DejaVu LGC Sans Mono" fo:font-style="normal" fo:background-color="transparent" style:font-style-asian="normal" style:font-style-complex="normal"/>
    </style:style>
    <style:style style:name="P25"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font-name="Arial1" fo:background-color="transparent"/>
    </style:style>
    <style:style style:name="P26"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font-name="Arial1" fo:font-style="normal" fo:background-color="transparent" style:font-style-asian="normal" style:font-style-complex="normal"/>
    </style:style>
    <style:style style:name="P27" style:family="paragraph" style:parent-style-name="Standard">
      <style:paragraph-properties fo:margin-top="0in" fo:margin-bottom="0in" fo:break-before="auto" fo:break-after="auto"/>
    </style:style>
    <style:style style:name="P28" style:family="paragraph" style:parent-style-name="Standard">
      <style:paragraph-properties fo:margin-top="0in" fo:margin-bottom="0in" fo:break-before="auto" fo:break-after="auto"/>
      <style:text-properties fo:background-color="transparent"/>
    </style:style>
    <style:style style:name="P29" style:family="paragraph" style:parent-style-name="Standard">
      <style:paragraph-properties fo:margin-top="0in" fo:margin-bottom="0in" fo:break-before="auto" fo:break-after="auto"/>
      <style:text-properties fo:color="#008000"/>
    </style:style>
    <style:style style:name="P30" style:family="paragraph" style:parent-style-name="Standard">
      <style:paragraph-properties fo:margin-top="0in" fo:margin-bottom="0in" fo:break-before="auto" fo:break-after="auto"/>
      <style:text-properties fo:color="#008000" style:font-name="DejaVu LGC Sans Mono"/>
    </style:style>
    <style:style style:name="P31" style:family="paragraph" style:parent-style-name="Standard">
      <style:paragraph-properties fo:margin-top="0in" fo:margin-bottom="0in"/>
    </style:style>
    <style:style style:name="P32" style:family="paragraph" style:parent-style-name="Standard">
      <style:paragraph-properties fo:margin-top="0in" fo:margin-bottom="0in"/>
      <style:text-properties fo:color="#008000" style:font-name="DejaVu LGC Sans Mono"/>
    </style:style>
    <style:style style:name="P33" style:family="paragraph" style:parent-style-name="Heading_20_3">
      <style:text-properties style:font-name="arial" fo:background-color="#ff0000"/>
    </style:style>
    <style:style style:name="P34" style:family="paragraph" style:parent-style-name="Heading_20_5">
      <style:text-properties fo:color="#008000"/>
    </style:style>
    <style:style style:name="P35" style:family="paragraph" style:parent-style-name="Standard" style:list-style-name="L1">
      <style:paragraph-properties fo:margin-top="0in" fo:margin-bottom="0in" fo:line-height="115%" fo:text-align="start" style:justify-single-word="false"/>
    </style:style>
    <style:style style:name="P36" style:family="paragraph" style:parent-style-name="Standard" style:list-style-name="L2">
      <style:paragraph-properties fo:margin-top="0in" fo:margin-bottom="0in" fo:line-height="115%" fo:text-align="start" style:justify-single-word="false"/>
    </style:style>
    <style:style style:name="P37" style:family="paragraph" style:parent-style-name="Standard">
      <style:paragraph-properties fo:margin-top="0in" fo:margin-bottom="0in" fo:break-before="auto" fo:break-after="auto"/>
    </style:style>
    <style:style style:name="P38" style:family="paragraph" style:parent-style-name="Standard">
      <style:paragraph-properties fo:margin-left="0in" fo:margin-right="0in" fo:margin-top="0in" fo:margin-bottom="0in" fo:line-height="115%" fo:text-align="start" style:justify-single-word="false" fo:text-indent="0in" style:auto-text-indent="false"/>
      <style:text-properties fo:color="#008000" style:font-name="arial" fo:font-style="normal" fo:background-color="transparent" style:font-style-asian="normal" style:font-style-complex="normal"/>
    </style:style>
    <style:style style:name="P39" style:family="paragraph" style:parent-style-name="Standard">
      <style:paragraph-properties fo:margin-left="0in" fo:margin-right="0in" fo:margin-top="0in" fo:margin-bottom="0in" fo:line-height="115%" fo:text-align="start" style:justify-single-word="false" fo:text-indent="0in" style:auto-text-indent="false"/>
      <style:text-properties style:font-name="DejaVu LGC Sans Mono" fo:font-style="normal" fo:background-color="transparent" style:font-style-asian="normal" style:font-style-complex="normal"/>
    </style:style>
    <style:style style:name="P40" style:family="paragraph" style:parent-style-name="Heading_20_3">
      <style:paragraph-properties fo:break-before="auto" fo:break-after="auto"/>
    </style:style>
    <style:style style:name="P41"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42" style:family="paragraph" style:parent-style-name="Heading_20_5">
      <style:paragraph-properties fo:margin-left="0in" fo:margin-right="0in" fo:margin-top="0.1528in" fo:margin-bottom="0.028in" fo:line-height="115%" fo:text-align="start" style:justify-single-word="false" fo:text-indent="0in" style:auto-text-indent="false" fo:break-before="auto" fo:break-after="auto"/>
    </style:style>
    <style:style style:name="P43" style:family="paragraph" style:parent-style-name="Heading_20_5">
      <style:paragraph-properties fo:break-before="auto" fo:break-after="auto"/>
    </style:style>
    <style:style style:name="P44" style:family="paragraph" style:parent-style-name="Heading_20_5">
      <style:paragraph-properties fo:break-before="auto" fo:break-after="auto" fo:background-color="transparent">
        <style:background-image/>
      </style:paragraph-properties>
    </style:style>
    <style:style style:name="P45" style:family="paragraph" style:parent-style-name="Heading_20_5">
      <style:text-properties fo:color="#008000"/>
    </style:style>
    <style:style style:name="T1" style:family="text">
      <style:text-properties fo:font-style="italic" style:font-style-asian="italic" style:font-style-complex="italic"/>
    </style:style>
    <style:style style:name="T2" style:family="text">
      <style:text-properties fo:font-style="italic" fo:background-color="#c0c0c0" style:font-style-asian="italic" style:font-style-complex="italic"/>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1pt" fo:font-style="normal" style:text-underline-style="none" fo:font-weight="normal" fo:background-color="#c0c0c0"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c0c0c0"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0" style:family="text">
      <style:text-properties fo:color="#000000" style:text-line-through-style="none" style:font-name="Arial" fo:font-size="11pt" fo:font-style="italic" style:text-underline-style="none" fo:font-weight="normal" fo:background-color="#c0c0c0" style:font-name-asian="Arial" style:font-size-asian="11pt" style:font-style-asian="italic" style:font-weight-asian="normal" style:font-name-complex="Arial" style:font-size-complex="11pt" style:font-style-complex="italic" style:font-weight-complex="normal"/>
    </style:style>
    <style:style style:name="T11"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2" style:family="text">
      <style:text-properties fo:color="#000000" style:text-line-through-style="none" style:font-name="DejaVu LGC Sans Mono" fo:font-size="11pt" fo:font-style="normal" style:text-underline-style="none" fo:font-weight="normal" fo:background-color="#c0c0c0"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DejaVu LGC Sans Mono" fo:font-size="11pt" fo:font-style="italic" style:text-underline-style="none" fo:font-weight="normal" fo:background-color="#c0c0c0" style:font-name-asian="Arial" style:font-size-asian="11pt" style:font-style-asian="italic" style:font-weight-asian="normal" style:font-name-complex="Arial" style:font-size-complex="11pt" style:font-style-complex="italic" style:font-weight-complex="normal"/>
    </style:style>
    <style:style style:name="T14" style:family="text">
      <style:text-properties style:text-line-through-style="none" style:font-name="DejaVu LGC Sans Mono"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6" style:family="text">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8" style:family="text">
      <style:text-properties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fo:background-color="#c0c0c0" style:font-weight-asian="bold" style:font-weight-complex="bold"/>
    </style:style>
    <style:style style:name="T21" style:family="text">
      <style:text-properties style:font-name="DejaVu LGC Sans Mono"/>
    </style:style>
    <style:style style:name="T22" style:family="text">
      <style:text-properties style:font-name="DejaVu LGC Sans Mono" fo:background-color="#f3f3f3"/>
    </style:style>
    <style:style style:name="T23" style:family="text">
      <style:text-properties style:font-name="DejaVu LGC Sans Mono" fo:background-color="transparent"/>
    </style:style>
    <style:style style:name="T24" style:family="text">
      <style:text-properties style:font-name="DejaVu LGC Sans Mono" fo:font-style="italic" fo:background-color="transparent" style:font-style-asian="italic" style:font-style-complex="italic"/>
    </style:style>
    <style:style style:name="T25" style:family="text">
      <style:text-properties style:font-name="DejaVu LGC Sans Mono" fo:font-style="italic" style:font-style-asian="italic" style:font-style-complex="italic"/>
    </style:style>
    <style:style style:name="T26" style:family="text">
      <style:text-properties style:font-name="DejaVu LGC Sans Mono" fo:font-style="italic" fo:background-color="#c0c0c0" style:font-style-asian="italic" style:font-style-complex="italic"/>
    </style:style>
    <style:style style:name="T27" style:family="text">
      <style:text-properties style:font-name="DejaVu LGC Sans Mono" fo:font-weight="bold" fo:background-color="transparent" style:font-weight-asian="bold" style:font-weight-complex="bold"/>
    </style:style>
    <style:style style:name="T28" style:family="text">
      <style:text-properties style:font-name="DejaVu LGC Sans Mono" fo:font-weight="bold" style:font-weight-asian="bold" style:font-weight-complex="bold"/>
    </style:style>
    <style:style style:name="T29" style:family="text">
      <style:text-properties style:font-name="DejaVu LGC Sans Mono" fo:font-weight="bold" fo:background-color="#c0c0c0" style:font-weight-asian="bold" style:font-weight-complex="bold"/>
    </style:style>
    <style:style style:name="T30" style:family="text">
      <style:text-properties style:font-name="DejaVu LGC Sans Mono" fo:background-color="#c0c0c0"/>
    </style:style>
    <style:style style:name="T31" style:family="text">
      <style:text-properties style:font-name="DejaVu LGC Sans Mono" fo:background-color="#808080"/>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fo:background-color="#808080" style:font-style-asian="normal" style:font-weight-asian="bold" style:font-style-complex="normal" style:font-weight-complex="bold"/>
    </style:style>
    <style:style style:name="T35" style:family="text">
      <style:text-properties fo:font-style="normal" fo:background-color="#c0c0c0" style:font-style-asian="normal" style:font-style-complex="normal"/>
    </style:style>
    <style:style style:name="T36" style:family="text">
      <style:text-properties fo:font-style="normal" fo:font-weight="normal" fo:background-color="#c0c0c0" style:font-style-asian="normal" style:font-weight-asian="normal" style:font-style-complex="normal" style:font-weight-complex="normal"/>
    </style:style>
    <style:style style:name="T37" style:family="text">
      <style:text-properties fo:font-style="normal" fo:font-weight="normal" fo:background-color="transparent"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normal" fo:background-color="#808080" style:font-weight-asian="normal" style:font-weight-complex="normal"/>
    </style:style>
    <style:style style:name="T40" style:family="text">
      <style:text-properties fo:font-weight="normal" fo:background-color="transparent" style:font-weight-asian="normal" style:font-weight-complex="normal"/>
    </style:style>
    <style:style style:name="T41" style:family="text">
      <style:text-properties style:font-name="arial"/>
    </style:style>
    <style:style style:name="T42" style:family="text">
      <style:text-properties style:font-name="arial" fo:font-style="italic" style:font-style-asian="italic" style:font-style-complex="italic"/>
    </style:style>
    <style:style style:name="T43" style:family="text">
      <style:text-properties style:font-name="DejaVu Sans Mono"/>
    </style:style>
    <style:style style:name="T44" style:family="text">
      <style:text-properties style:text-line-through-style="solid"/>
    </style:style>
    <style:style style:name="T45" style:family="text">
      <style:text-properties fo:background-color="#ff0000"/>
    </style:style>
    <style:style style:name="T46" style:family="text">
      <style:text-properties fo:background-color="#c0c0c0"/>
    </style:style>
    <style:style style:name="T47" style:family="text">
      <style:text-properties fo:color="#008000"/>
    </style:style>
    <style:style style:name="T48" style:family="text">
      <style:text-properties fo:color="#008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8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008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1" style:family="text">
      <style:text-properties fo:color="#008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52" style:family="text">
      <style:text-properties fo:color="#008000" style:text-line-through-style="none" style:font-name="Arial" fo:font-size="11pt" style:text-underline-style="none" fo:font-weight="bold" style:font-name-asian="Arial" style:font-size-asian="11pt" style:font-weight-asian="bold" style:font-name-complex="Arial" style:font-size-complex="11pt" style:font-weight-complex="bold"/>
    </style:style>
    <style:style style:name="T53" style:family="text">
      <style:text-properties fo:color="#008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4" style:family="text">
      <style:text-properties fo:color="#008000" style:text-line-through-style="none" style:font-name="DejaVu Sans Mono"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8000" style:text-line-through-style="none" style:font-name="DejaVu LGC Sans Mono"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color="#008000" fo:font-style="italic" style:font-style-asian="italic" style:font-style-complex="italic"/>
    </style:style>
    <style:style style:name="T57" style:family="text">
      <style:text-properties fo:color="#008000" fo:font-style="italic" fo:background-color="transparent" style:font-style-asian="italic" style:font-style-complex="italic"/>
    </style:style>
    <style:style style:name="T58" style:family="text">
      <style:text-properties fo:color="#008000" style:font-name="DejaVu Sans Mono"/>
    </style:style>
    <style:style style:name="T59" style:family="text">
      <style:text-properties fo:color="#008000" style:font-name="arial"/>
    </style:style>
    <style:style style:name="T60" style:family="text">
      <style:text-properties fo:color="#008000" style:font-name="arial" fo:font-style="italic" style:font-style-asian="italic" style:font-style-complex="italic"/>
    </style:style>
    <style:style style:name="T61" style:family="text">
      <style:text-properties fo:color="#008000" style:font-name="DejaVu LGC Sans Mono" fo:background-color="transparent"/>
    </style:style>
    <style:style style:name="T62" style:family="text">
      <style:text-properties fo:color="#008000" fo:font-style="normal" fo:font-weight="bold" style:font-style-asian="normal" style:font-weight-asian="bold" style:font-style-complex="normal" style:font-weight-complex="bold"/>
    </style:style>
    <style:style style:name="T63" style:family="text">
      <style:text-properties fo:color="#008000" fo:font-style="normal" style:font-style-asian="normal" style:font-style-complex="normal"/>
    </style:style>
    <style:style style:name="T64" style:family="text">
      <style:text-properties fo:color="#008000" fo:background-color="transparent"/>
    </style:style>
    <style:style style:name="T65" style:family="text">
      <style:text-properties fo:color="#008000" fo:font-weight="bold" style:font-weight-asian="bold" style:font-weight-complex="bold"/>
    </style:style>
    <style:style style:name="T66" style:family="text">
      <style:text-properties style:use-window-font-color="true"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7" style:family="text">
      <style:text-properties style:use-window-font-color="true" style:font-name="DejaVu Sans Mono"/>
    </style:style>
    <style:style style:name="T68" style:family="text">
      <style:text-properties style:use-window-font-color="true" style:font-name="DejaVu Sans Mono" fo:background-color="#ff0000"/>
    </style:style>
    <style:style style:name="T69" style:family="text">
      <style:text-properties fo:background-color="#80808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bookmark-start text:name="h.ikg92adevonm"/><text:span text:style-name="Default_20_Paragraph_20_Font"><text:span text:style-name="T47">Určovanie</text:span></text:span><text:bookmark-end text:name="h.ikg92adevonm"/><text:span text:style-name="Default_20_Paragraph_20_Font"><text:span text:style-name="T47"> typov</text:span></text:span></text:h>
      <text:p text:style-name="P2"><text:span text:style-name="Default_20_Paragraph_20_Font"><text:span text:style-name="T47">Niektoré jednoduché typy elementov/atribútov sa dajú zistiť napríklad:</text:span></text:span></text:p>
      <text:list xml:id="list681753627" text:style-name="L1">
        <text:list-item>
          <text:p text:style-name="P35"><text:span text:style-name="Default_20_Paragraph_20_Font"><text:span text:style-name="T47">Ak sa v podmienke hodnota uzlu porovnáva s hodnotou konkrétneho typu (</text:span></text:span><text:span text:style-name="Default_20_Paragraph_20_Font"><text:span text:style-name="T56">string</text:span></text:span><text:span text:style-name="Default_20_Paragraph_20_Font"><text:span text:style-name="T47">, </text:span></text:span><text:span text:style-name="Default_20_Paragraph_20_Font"><text:span text:style-name="T56">int</text:span></text:span><text:span text:style-name="Default_20_Paragraph_20_Font"><text:span text:style-name="T47">, </text:span></text:span><text:span text:style-name="Default_20_Paragraph_20_Font"><text:span text:style-name="T56">date</text:span></text:span><text:span text:style-name="Default_20_Paragraph_20_Font"><text:span text:style-name="T47">, …). Napr /uzol = “aaa”, /uzol &gt; 1.5, /uzol != date(“2000-01-01”), (/uzol lt 5 <text:s text:c="3"/>- vyhodi type error, ak je /uzol untyped, co v nasom pripade je) …<text:line-break/>Presnejšie povedané, uzol alebo jeho hodnota sa používa vo výraze, z ktorého sa dá odvodiť jeho typ - aritmetické výrazy, porovnávania, volania funkcií, ...</text:span></text:span></text:p>
        </text:list-item>
        <text:list-item>
          <text:p text:style-name="P35"><text:span text:style-name="Default_20_Paragraph_20_Font"><text:span text:style-name="T47">Uzol sa používa ako argument funkcie, ktorá je definovaná tak, že tento jej argument je nejakého konkrétneho typu.</text:span></text:span></text:p>
        </text:list-item>
        <text:list-item>
          <text:p text:style-name="P35"><text:span text:style-name="Default_20_Paragraph_20_Font"><text:span text:style-name="T47">Použitie pretypovania, </text:span></text:span><text:span text:style-name="Default_20_Paragraph_20_Font"><text:span text:style-name="T56">konstuctorov</text:span></text:span><text:span text:style-name="Default_20_Paragraph_20_Font"><text:span text:style-name="T47">: </text:span></text:span><text:span text:style-name="Default_20_Paragraph_20_Font"><text:span text:style-name="T58">$myNum cast as xs:integer </text:span></text:span><text:span text:style-name="Default_20_Paragraph_20_Font"><text:span text:style-name="T47">, </text:span></text:span><text:span text:style-name="Default_20_Paragraph_20_Font"><text:span text:style-name="T58">xs:integer($myNum) </text:span></text:span></text:p>
        </text:list-item>
        <text:list-item>
          <text:p text:style-name="P35"><text:span text:style-name="Default_20_Paragraph_20_Font"><text:span text:style-name="T59">Použitie </text:span></text:span><text:span text:style-name="Default_20_Paragraph_20_Font"><text:span text:style-name="T60">Type Declaration</text:span></text:span><text:span text:style-name="Default_20_Paragraph_20_Font"><text:span text:style-name="T58"><text:line-break/>every $number as element(*,xs:integer) in doc("catalog.xml")//number satisfies ($number &gt; 0) <text:line-break/><text:line-break/>declare variable $firstNum as xs:integer </text:span></text:span></text:p>
          <text:p text:style-name="P35"><text:span text:style-name="Default_20_Paragraph_20_Font"><text:span text:style-name="T58">:= data(doc("catalog.xml")//product[1]/number); </text:span></text:span></text:p>
        </text:list-item>
      </text:list>
      <text:p text:style-name="P3"/>
      <text:p text:style-name="P34">Enumeration</text:p>
      <text:p text:style-name="P17">- Niekedy sa <text:span text:style-name="T1">if then else</text:span> konštrukcia používa ako klasický <text:span text:style-name="T1">switch</text:span> na rozbor všetkých možných hodnôt uzlu. V takomto prípade je možné odvodiť typ tohoto uzlu ako <text:span text:style-name="T1">enum</text:span>. Príklad:</text:p>
      <text:p text:style-name="P17"/>
      <text:p text:style-name="P20">Query </text:p>
      <text:p text:style-name="P18">let $cat := doc("catalog.xml")/catalog </text:p>
      <text:p text:style-name="P18">for $dept in distinct-values($cat/product/@dept) </text:p>
      <text:p text:style-name="P18">return &lt;li&gt;Department: {if ($dept = "ACC") </text:p>
      <text:p text:style-name="P18"><text:s text:c="24"/>then "Accessories" </text:p>
      <text:p text:style-name="P18"><text:s text:c="24"/>else if ($dept = "MEN") </text:p>
      <text:p text:style-name="P18"><text:s text:c="29"/>then "Menswear" </text:p>
      <text:p text:style-name="P18"><text:s text:c="29"/>else if ($dept = "WMN") </text:p>
      <text:p text:style-name="P18"><text:s text:c="34"/>then "Womens" </text:p>
      <text:p text:style-name="P18"><text:s text:c="34"/>else () </text:p>
      <text:p text:style-name="P18"><text:s text:c="2"/>} ({$dept})&lt;/li&gt; </text:p>
      <text:p text:style-name="P20">Results </text:p>
      <text:p text:style-name="P18">&lt;li&gt;Department: Womens (WMN)&lt;/li&gt; </text:p>
      <text:p text:style-name="P18">&lt;li&gt;Department: Accessories (ACC)&lt;/li&gt; </text:p>
      <text:p text:style-name="P18">&lt;li&gt;Department: Menswear (MEN)&lt;/li&gt; </text:p>
      <text:h text:style-name="P41" text:outline-level="1"><text:bookmark-start text:name="h.wuxxpsrph225"/><text:span text:style-name="Default_20_Paragraph_20_Font"><text:span text:style-name="T47">Zisťovanie</text:span></text:span><text:bookmark-end text:name="h.wuxxpsrph225"/><text:span text:style-name="Default_20_Paragraph_20_Font"><text:span text:style-name="T47"> š</text:span></text:span><text:span text:style-name="Default_20_Paragraph_20_Font"><text:span text:style-name="T53">trukt</text:span></text:span><text:span text:style-name="Default_20_Paragraph_20_Font"><text:span text:style-name="T47">ú</text:span></text:span><text:span text:style-name="Default_20_Paragraph_20_Font"><text:span text:style-name="T53">r</text:span></text:span><text:span text:style-name="Default_20_Paragraph_20_Font"><text:span text:style-name="T47">y</text:span></text:span><text:span text:style-name="Default_20_Paragraph_20_Font"><text:span text:style-name="T53"> d</text:span></text:span><text:span text:style-name="Default_20_Paragraph_20_Font"><text:span text:style-name="T47">á</text:span></text:span><text:span text:style-name="Default_20_Paragraph_20_Font"><text:span text:style-name="T53">t</text:span></text:span></text:h>
      <text:p text:style-name="P2"><text:soft-page-break/><text:span text:style-name="Default_20_Paragraph_20_Font"><text:span text:style-name="T49">- Z dotazov sa d</text:span></text:span><text:span text:style-name="Default_20_Paragraph_20_Font"><text:span text:style-name="T47">á</text:span></text:span><text:span text:style-name="Default_20_Paragraph_20_Font"><text:span text:style-name="T49"> zrejm</text:span></text:span><text:span text:style-name="Default_20_Paragraph_20_Font"><text:span text:style-name="T47">ý</text:span></text:span><text:span text:style-name="Default_20_Paragraph_20_Font"><text:span text:style-name="T49">m sp</text:span></text:span><text:span text:style-name="Default_20_Paragraph_20_Font"><text:span text:style-name="T47">ô</text:span></text:span><text:span text:style-name="Default_20_Paragraph_20_Font"><text:span text:style-name="T49">sobom odvodzova</text:span></text:span><text:span text:style-name="Default_20_Paragraph_20_Font"><text:span text:style-name="T47">ť</text:span></text:span><text:span text:style-name="Default_20_Paragraph_20_Font"><text:span text:style-name="T49"> </text:span></text:span><text:span text:style-name="Default_20_Paragraph_20_Font"><text:span text:style-name="T47">š</text:span></text:span><text:span text:style-name="Default_20_Paragraph_20_Font"><text:span text:style-name="T49">trukt</text:span></text:span><text:span text:style-name="Default_20_Paragraph_20_Font"><text:span text:style-name="T47">ú</text:span></text:span><text:span text:style-name="Default_20_Paragraph_20_Font"><text:span text:style-name="T49">ra d</text:span></text:span><text:span text:style-name="Default_20_Paragraph_20_Font"><text:span text:style-name="T47">á</text:span></text:span><text:span text:style-name="Default_20_Paragraph_20_Font"><text:span text:style-name="T49">t. Napr</text:span></text:span><text:span text:style-name="Default_20_Paragraph_20_Font"><text:span text:style-name="T47">íklad</text:span></text:span><text:span text:style-name="Default_20_Paragraph_20_Font"><text:span text:style-name="T49"> z ciest (path expressions) </text:span></text:span><text:span text:style-name="Default_20_Paragraph_20_Font"><text:span text:style-name="T52">/bib/book/author</text:span></text:span><text:span text:style-name="Default_20_Paragraph_20_Font"><text:span text:style-name="T49">, </text:span></text:span><text:span text:style-name="Default_20_Paragraph_20_Font"><text:span text:style-name="T52">/bib/book/title</text:span></text:span><text:span text:style-name="Default_20_Paragraph_20_Font"><text:span text:style-name="T49">, </text:span></text:span><text:span text:style-name="Default_20_Paragraph_20_Font"><text:span text:style-name="T52">//author/name</text:span></text:span><text:span text:style-name="Default_20_Paragraph_20_Font"><text:span text:style-name="T49"> m</text:span></text:span><text:span text:style-name="Default_20_Paragraph_20_Font"><text:span text:style-name="T47">ôž</text:span></text:span><text:span text:style-name="Default_20_Paragraph_20_Font"><text:span text:style-name="T49">eme predpok</text:span></text:span><text:span text:style-name="Default_20_Paragraph_20_Font"><text:span text:style-name="T47">l</text:span></text:span><text:span text:style-name="Default_20_Paragraph_20_Font"><text:span text:style-name="T49">ada</text:span></text:span><text:span text:style-name="Default_20_Paragraph_20_Font"><text:span text:style-name="T47">ť</text:span></text:span><text:span text:style-name="Default_20_Paragraph_20_Font"><text:span text:style-name="T49">, </text:span></text:span><text:span text:style-name="Default_20_Paragraph_20_Font"><text:span text:style-name="T47">ž</text:span></text:span><text:span text:style-name="Default_20_Paragraph_20_Font"><text:span text:style-name="T49">e kore</text:span></text:span><text:span text:style-name="Default_20_Paragraph_20_Font"><text:span text:style-name="T47">ň</text:span></text:span><text:span text:style-name="Default_20_Paragraph_20_Font"><text:span text:style-name="T49">ov</text:span></text:span><text:span text:style-name="Default_20_Paragraph_20_Font"><text:span text:style-name="T47">ý</text:span></text:span><text:span text:style-name="Default_20_Paragraph_20_Font"><text:span text:style-name="T49"> element je </text:span></text:span><text:span text:style-name="Default_20_Paragraph_20_Font"><text:span text:style-name="T48">bib</text:span></text:span><text:span text:style-name="Default_20_Paragraph_20_Font"><text:span text:style-name="T49">, ktor</text:span></text:span><text:span text:style-name="Default_20_Paragraph_20_Font"><text:span text:style-name="T47">ý</text:span></text:span><text:span text:style-name="Default_20_Paragraph_20_Font"><text:span text:style-name="T49"> m</text:span></text:span><text:span text:style-name="Default_20_Paragraph_20_Font"><text:span text:style-name="T47">á</text:span></text:span><text:span text:style-name="Default_20_Paragraph_20_Font"><text:span text:style-name="T49"> podelementy </text:span></text:span><text:span text:style-name="Default_20_Paragraph_20_Font"><text:span text:style-name="T48">book</text:span></text:span><text:span text:style-name="Default_20_Paragraph_20_Font"><text:span text:style-name="T49"> a tie maj</text:span></text:span><text:span text:style-name="Default_20_Paragraph_20_Font"><text:span text:style-name="T47">ú</text:span></text:span><text:span text:style-name="Default_20_Paragraph_20_Font"><text:span text:style-name="T49"> autora a n</text:span></text:span><text:span text:style-name="Default_20_Paragraph_20_Font"><text:span text:style-name="T47">á</text:span></text:span><text:span text:style-name="Default_20_Paragraph_20_Font"><text:span text:style-name="T49">zov. Autor m</text:span></text:span><text:span text:style-name="Default_20_Paragraph_20_Font"><text:span text:style-name="T47">á</text:span></text:span><text:span text:style-name="Default_20_Paragraph_20_Font"><text:span text:style-name="T49"> m</text:span></text:span><text:span text:style-name="Default_20_Paragraph_20_Font"><text:span text:style-name="T47">e</text:span></text:span><text:span text:style-name="Default_20_Paragraph_20_Font"><text:span text:style-name="T49">no. Nedok</text:span></text:span><text:span text:style-name="Default_20_Paragraph_20_Font"><text:span text:style-name="T47">áž</text:span></text:span><text:span text:style-name="Default_20_Paragraph_20_Font"><text:span text:style-name="T49">eme ale ur</text:span></text:span><text:span text:style-name="Default_20_Paragraph_20_Font"><text:span text:style-name="T47">č</text:span></text:span><text:span text:style-name="Default_20_Paragraph_20_Font"><text:span text:style-name="T49">i</text:span></text:span><text:span text:style-name="Default_20_Paragraph_20_Font"><text:span text:style-name="T47">ť</text:span></text:span><text:span text:style-name="Default_20_Paragraph_20_Font"><text:span text:style-name="T49"> povinnos</text:span></text:span><text:span text:style-name="Default_20_Paragraph_20_Font"><text:span text:style-name="T47">ť</text:span></text:span><text:span text:style-name="Default_20_Paragraph_20_Font"><text:span text:style-name="T49"> v</text:span></text:span><text:span text:style-name="Default_20_Paragraph_20_Font"><text:span text:style-name="T47">ý</text:span></text:span><text:span text:style-name="Default_20_Paragraph_20_Font"><text:span text:style-name="T49">skytu ani po</text:span></text:span><text:span text:style-name="Default_20_Paragraph_20_Font"><text:span text:style-name="T47">č</text:span></text:span><text:span text:style-name="Default_20_Paragraph_20_Font"><text:span text:style-name="T49">etnosti jednotliv</text:span></text:span><text:span text:style-name="Default_20_Paragraph_20_Font"><text:span text:style-name="T47">ý</text:span></text:span><text:span text:style-name="Default_20_Paragraph_20_Font"><text:span text:style-name="T49">ch </text:span></text:span><text:span text:style-name="Default_20_Paragraph_20_Font"><text:span text:style-name="T47">elementov</text:span></text:span><text:span text:style-name="Default_20_Paragraph_20_Font"><text:span text:style-name="T49">. Podobne pre atribúty.</text:span></text:span></text:p>
      <text:p text:style-name="P3"/>
      <text:h text:style-name="P42" text:outline-level="1"><text:bookmark-start text:name="h.abq0swvkxh98"/><text:span text:style-name="Default_20_Paragraph_20_Font"><text:span text:style-name="T48">Po</text:span></text:span><text:bookmark-end text:name="h.abq0swvkxh98"/><text:span text:style-name="Default_20_Paragraph_20_Font"><text:span text:style-name="T47">č</text:span></text:span><text:span text:style-name="Default_20_Paragraph_20_Font"><text:span text:style-name="T48">etnos</text:span></text:span><text:span text:style-name="Default_20_Paragraph_20_Font"><text:span text:style-name="T47">ť</text:span></text:span><text:span text:style-name="Default_20_Paragraph_20_Font"><text:span text:style-name="T48"> podelementov</text:span></text:span></text:h>
      <text:p text:style-name="P2"><text:span text:style-name="Default_20_Paragraph_20_Font"><text:span text:style-name="T49">- Z dotazu</text:span></text:span></text:p>
      <text:p text:style-name="P8"><text:span text:style-name="Default_20_Paragraph_20_Font"><text:span text:style-name="T49"/></text:span></text:p>
      <text:p text:style-name="P2"><text:span text:style-name="Default_20_Paragraph_20_Font"><text:span text:style-name="T54">let $aut := for $a in $book1/author <text:line-break/> <text:s text:c="11"/>order by $a/last, $a/first<text:line-break/> <text:s text:c="11"/>return $a</text:span></text:span></text:p>
      <text:p text:style-name="P8"><text:span text:style-name="Default_20_Paragraph_20_Font"><text:span text:style-name="T54"/></text:span></text:p>
      <text:p text:style-name="P2"><text:span text:style-name="Default_20_Paragraph_20_Font"><text:span text:style-name="T47">je možné odvodiť</text:span></text:span><text:span text:style-name="Default_20_Paragraph_20_Font"><text:span text:style-name="T49">, </text:span></text:span><text:span text:style-name="Default_20_Paragraph_20_Font"><text:span text:style-name="T47">ž</text:span></text:span><text:span text:style-name="Default_20_Paragraph_20_Font"><text:span text:style-name="T49">e kniha m</text:span></text:span><text:span text:style-name="Default_20_Paragraph_20_Font"><text:span text:style-name="T47">ôž</text:span></text:span><text:span text:style-name="Default_20_Paragraph_20_Font"><text:span text:style-name="T49">e ma</text:span></text:span><text:span text:style-name="Default_20_Paragraph_20_Font"><text:span text:style-name="T47">ť</text:span></text:span><text:span text:style-name="Default_20_Paragraph_20_Font"><text:span text:style-name="T49"> viacer</text:span></text:span><text:span text:style-name="Default_20_Paragraph_20_Font"><text:span text:style-name="T47">ý</text:span></text:span><text:span text:style-name="Default_20_Paragraph_20_Font"><text:span text:style-name="T49">ch autorov (aj </text:span></text:span><text:span text:style-name="Default_20_Paragraph_20_Font"><text:span text:style-name="T47">ž</text:span></text:span><text:span text:style-name="Default_20_Paragraph_20_Font"><text:span text:style-name="T49">iadneho), </text:span></text:span><text:span text:style-name="Default_20_Paragraph_20_Font"><text:span text:style-name="T47">č</text:span></text:span><text:span text:style-name="Default_20_Paragraph_20_Font"><text:span text:style-name="T49">i</text:span></text:span><text:span text:style-name="Default_20_Paragraph_20_Font"><text:span text:style-name="T47">ž</text:span></text:span><text:span text:style-name="Default_20_Paragraph_20_Font"><text:span text:style-name="T49">e pravdepodobne neplat</text:span></text:span><text:span text:style-name="Default_20_Paragraph_20_Font"><text:span text:style-name="T47">í</text:span></text:span><text:span text:style-name="Default_20_Paragraph_20_Font"><text:span text:style-name="T49">, </text:span></text:span><text:span text:style-name="Default_20_Paragraph_20_Font"><text:span text:style-name="T47">ž</text:span></text:span><text:span text:style-name="Default_20_Paragraph_20_Font"><text:span text:style-name="T49">e kniha m</text:span></text:span><text:span text:style-name="Default_20_Paragraph_20_Font"><text:span text:style-name="T47">á</text:span></text:span><text:span text:style-name="Default_20_Paragraph_20_Font"><text:span text:style-name="T49"> pr</text:span></text:span><text:span text:style-name="Default_20_Paragraph_20_Font"><text:span text:style-name="T47">á</text:span></text:span><text:span text:style-name="Default_20_Paragraph_20_Font"><text:span text:style-name="T49">ve jedn</text:span></text:span><text:span text:style-name="Default_20_Paragraph_20_Font"><text:span text:style-name="T47">é</text:span></text:span><text:span text:style-name="Default_20_Paragraph_20_Font"><text:span text:style-name="T49">ho autora.</text:span></text:span></text:p>
      <text:p text:style-name="P5"/>
      <text:p text:style-name="P2"><text:span text:style-name="Default_20_Paragraph_20_Font"><text:span text:style-name="T49">- Pou</text:span></text:span><text:span text:style-name="Default_20_Paragraph_20_Font"><text:span text:style-name="T47">ž</text:span></text:span><text:span text:style-name="Default_20_Paragraph_20_Font"><text:span text:style-name="T49">itie funkcie </text:span></text:span><text:span text:style-name="Default_20_Paragraph_20_Font"><text:span text:style-name="T50">count()</text:span></text:span><text:span text:style-name="Default_20_Paragraph_20_Font"><text:span text:style-name="T49"> (okrem </text:span></text:span><text:span text:style-name="Default_20_Paragraph_20_Font"><text:span text:style-name="T50">count() &gt; 0</text:span></text:span><text:span text:style-name="Default_20_Paragraph_20_Font"><text:span text:style-name="T49"> v podmienke) indikuje n</text:span></text:span><text:span text:style-name="Default_20_Paragraph_20_Font"><text:span text:style-name="T47">á</text:span></text:span><text:span text:style-name="Default_20_Paragraph_20_Font"><text:span text:style-name="T49">sobn</text:span></text:span><text:span text:style-name="Default_20_Paragraph_20_Font"><text:span text:style-name="T47">ú</text:span></text:span><text:span text:style-name="Default_20_Paragraph_20_Font"><text:span text:style-name="T49"> po</text:span></text:span><text:span text:style-name="Default_20_Paragraph_20_Font"><text:span text:style-name="T47">č</text:span></text:span><text:span text:style-name="Default_20_Paragraph_20_Font"><text:span text:style-name="T49">etnos</text:span></text:span><text:span text:style-name="Default_20_Paragraph_20_Font"><text:span text:style-name="T47">ť</text:span></text:span><text:span text:style-name="Default_20_Paragraph_20_Font"><text:span text:style-name="T49"> uzlu, napr</text:span></text:span><text:span text:style-name="Default_20_Paragraph_20_Font"><text:span text:style-name="T47">íklad:</text:span></text:span></text:p>
      <text:p text:style-name="P8"><text:span text:style-name="Default_20_Paragraph_20_Font"><text:span text:style-name="T47"/></text:span></text:p>
      <text:p text:style-name="P2"><text:span text:style-name="Default_20_Paragraph_20_Font"><text:span text:style-name="T55">&lt;section_count&gt;{ count(/book/section) }&lt;/section_count&gt;</text:span></text:span></text:p>
      <text:p text:style-name="P5"/>
      <text:p text:style-name="P2"><text:span text:style-name="Default_20_Paragraph_20_Font"><text:span text:style-name="T49">- </text:span></text:span><text:span text:style-name="Default_20_Paragraph_20_Font"><text:span text:style-name="T47">Podobne</text:span></text:span><text:span text:style-name="Default_20_Paragraph_20_Font"><text:span text:style-name="T49"> pri pou</text:span></text:span><text:span text:style-name="Default_20_Paragraph_20_Font"><text:span text:style-name="T47">ž</text:span></text:span><text:span text:style-name="Default_20_Paragraph_20_Font"><text:span text:style-name="T49">it</text:span></text:span><text:span text:style-name="Default_20_Paragraph_20_Font"><text:span text:style-name="T47">í</text:span></text:span><text:span text:style-name="Default_20_Paragraph_20_Font"><text:span text:style-name="T49"> index</text:span></text:span><text:span text:style-name="Default_20_Paragraph_20_Font"><text:span text:style-name="T47">á</text:span></text:span><text:span text:style-name="Default_20_Paragraph_20_Font"><text:span text:style-name="T49">cie alebo funkcie </text:span></text:span><text:span text:style-name="Default_20_Paragraph_20_Font"><text:span text:style-name="T50">position()</text:span></text:span><text:span text:style-name="Default_20_Paragraph_20_Font"><text:span text:style-name="T49"> v podmienke, napr</text:span></text:span><text:span text:style-name="Default_20_Paragraph_20_Font"><text:span text:style-name="T47">íklad:</text:span></text:span></text:p>
      <text:p text:style-name="P8"><text:span text:style-name="Default_20_Paragraph_20_Font"><text:span text:style-name="T47"/></text:span></text:p>
      <text:p text:style-name="P2"><text:span text:style-name="Default_20_Paragraph_20_Font"><text:span text:style-name="T55">($s/incision)[2]/instrument, ($s/instrument)[position()&lt;=2]</text:span></text:span></text:p>
      <text:p text:style-name="P5"/>
      <text:p text:style-name="P17">- Použitie Value Comparison operátorov na nejakú sekvenciu uzlov znamená, že táto sekvencia je jednoprvková alebo prázdna, inak by to bol Type error. Podobne operátor <text:span text:style-name="T1">is</text:span>.</text:p>
      <text:p text:style-name="P18"><text:s/>doc("catalog.xml")/catalog/product[4]/ number lt 500</text:p>
      <text:p text:style-name="P18"/>
      <text:p text:style-name="P6">- Výraz v order by musí vraciať maximálne jednu hodnotu, inak je to type error. V príklade teda element item obsahuje najviac jeden element num.</text:p>
      <text:p text:style-name="P23"/>
      <text:p text:style-name="P23">for $item in doc("order.xml")//item </text:p>
      <text:p text:style-name="P23">order by $item/num </text:p>
      <text:p text:style-name="P18">return $item</text:p>
      <text:p text:style-name="P11"/>
      <text:p text:style-name="P13">- <text:span text:style-name="T44">Pororovnávanie poradia elementov s rovnakou absolútnou cestou indikuje ich násobnú početnosť.</text:span> (toto je asi to isté ako indexácia)</text:p>
      <text:p text:style-name="P13"/>
      <text:p text:style-name="P16">let $prods := doc("catalog.xml")/catalog/product </text:p>
      <text:p text:style-name="P16">for $prod in $prods </text:p>
      <text:p text:style-name="P16"><text:soft-page-break/>where $prod &lt;&lt; $prods[@dept = $prod/@dept][last( )] </text:p>
      <text:p text:style-name="P14">return $prod </text:p>
      <text:p text:style-name="P12"/>
      <text:p text:style-name="P19"><text:span text:style-name="T41">- Podobne použitie množinových operátorov </text:span><text:span text:style-name="T42">union</text:span><text:span text:style-name="T41">, </text:span><text:span text:style-name="T42">intersect</text:span><text:span text:style-name="T41">, </text:span><text:span text:style-name="T42">except</text:span><text:span text:style-name="T41"> na sekvencie uzlov.</text:span></text:p>
      <text:p text:style-name="P21"/>
      <text:p text:style-name="P19"><text:span text:style-name="T41">- Použitie funckií zero-or-one, one-or-more, exactly-one na nejakú sekvenciu elementov<text:line-break/></text:span><text:span text:style-name="T43">zero-or-one(doc("prices.xml")//prod[@num = 557]/price) <text:line-break/></text:span><text:span text:style-name="T68">TODO</text:span><text:span text:style-name="T67"> toto možno nejak využiť na zisťovanie alebo zamietanie unikátnosti hodnôt uzlov.</text:span></text:p>
      <text:p text:style-name="P22"/>
      <text:p text:style-name="P21">- Na niektorých miestach vo výrazoch nemožu byť sekvencii viac ako jedného uzlu. Napríklad aritmetické výrazy (<text:span text:style-name="T43">doc("prices.xml")//price * 2</text:span>) alebo volanie niektorých funkcií (<text:span text:style-name="T43">substring()</text:span>)</text:p>
      <text:h text:style-name="P42" text:outline-level="1"><text:bookmark-start text:name="h.pmopoagw9pso"/><text:span text:style-name="Default_20_Paragraph_20_Font"><text:span text:style-name="T48">Poradie</text:span></text:span><text:bookmark-end text:name="h.pmopoagw9pso"/><text:span text:style-name="Default_20_Paragraph_20_Font"><text:span text:style-name="T48"> elementov (volba medzi </text:span></text:span><text:span text:style-name="Default_20_Paragraph_20_Font"><text:span text:style-name="T51">sequence</text:span></text:span><text:span text:style-name="Default_20_Paragraph_20_Font"><text:span text:style-name="T48"> a </text:span></text:span><text:span text:style-name="Default_20_Paragraph_20_Font"><text:span text:style-name="T51">all</text:span></text:span><text:span text:style-name="Default_20_Paragraph_20_Font"><text:span text:style-name="T48">)</text:span></text:span></text:h>
      <text:p text:style-name="P2"><text:span text:style-name="Default_20_Paragraph_20_Font"><text:span text:style-name="T49">- Index</text:span></text:span><text:span text:style-name="Default_20_Paragraph_20_Font"><text:span text:style-name="T47">á</text:span></text:span><text:span text:style-name="Default_20_Paragraph_20_Font"><text:span text:style-name="T49">cia alebo porovn</text:span></text:span><text:span text:style-name="Default_20_Paragraph_20_Font"><text:span text:style-name="T47">á</text:span></text:span><text:span text:style-name="Default_20_Paragraph_20_Font"><text:span text:style-name="T49">vanie poradia elementov, </text:span></text:span><text:span text:style-name="Default_20_Paragraph_20_Font"><text:span text:style-name="T47">s rôznymi absolútnymi cestami,</text:span></text:span><text:span text:style-name="Default_20_Paragraph_20_Font"><text:span text:style-name="T49"> indikuje pou</text:span></text:span><text:span text:style-name="Default_20_Paragraph_20_Font"><text:span text:style-name="T47">ž</text:span></text:span><text:span text:style-name="Default_20_Paragraph_20_Font"><text:span text:style-name="T49">itie kon</text:span></text:span><text:span text:style-name="Default_20_Paragraph_20_Font"><text:span text:style-name="T47">š</text:span></text:span><text:span text:style-name="Default_20_Paragraph_20_Font"><text:span text:style-name="T49">trukcie </text:span></text:span><text:span text:style-name="Default_20_Paragraph_20_Font"><text:span text:style-name="T50">sequence</text:span></text:span><text:span text:style-name="Default_20_Paragraph_20_Font"><text:span text:style-name="T49"> (resp. </text:span></text:span><text:span text:style-name="Default_20_Paragraph_20_Font"><text:span text:style-name="T47">vylučuje</text:span></text:span><text:span text:style-name="Default_20_Paragraph_20_Font"><text:span text:style-name="T49"> pou</text:span></text:span><text:span text:style-name="Default_20_Paragraph_20_Font"><text:span text:style-name="T47">ž</text:span></text:span><text:span text:style-name="Default_20_Paragraph_20_Font"><text:span text:style-name="T49">itie </text:span></text:span><text:span text:style-name="Default_20_Paragraph_20_Font"><text:span text:style-name="T50">all</text:span></text:span><text:span text:style-name="Default_20_Paragraph_20_Font"><text:span text:style-name="T49">) </text:span></text:span><text:span text:style-name="Default_20_Paragraph_20_Font"><text:span text:style-name="T47">na miestach v definíciach</text:span></text:span><text:span text:style-name="Default_20_Paragraph_20_Font"><text:span text:style-name="T49"> typo</text:span></text:span><text:span text:style-name="Default_20_Paragraph_20_Font"><text:span text:style-name="T47">v</text:span></text:span><text:span text:style-name="Default_20_Paragraph_20_Font"><text:span text:style-name="T49"> spolo</text:span></text:span><text:span text:style-name="Default_20_Paragraph_20_Font"><text:span text:style-name="T47">č</text:span></text:span><text:span text:style-name="Default_20_Paragraph_20_Font"><text:span text:style-name="T49">n</text:span></text:span><text:span text:style-name="Default_20_Paragraph_20_Font"><text:span text:style-name="T47">ý</text:span></text:span><text:span text:style-name="Default_20_Paragraph_20_Font"><text:span text:style-name="T49">ch predko</text:span></text:span><text:span text:style-name="Default_20_Paragraph_20_Font"><text:span text:style-name="T47">v</text:span></text:span><text:span text:style-name="Default_20_Paragraph_20_Font"><text:span text:style-name="T49"> t</text:span></text:span><text:span text:style-name="Default_20_Paragraph_20_Font"><text:span text:style-name="T47">ý</text:span></text:span><text:span text:style-name="Default_20_Paragraph_20_Font"><text:span text:style-name="T49">chto elemetov, ktor</text:span></text:span><text:span text:style-name="Default_20_Paragraph_20_Font"><text:span text:style-name="T47">é</text:span></text:span><text:span text:style-name="Default_20_Paragraph_20_Font"><text:span text:style-name="T49"> toto poradie m</text:span></text:span><text:span text:style-name="Default_20_Paragraph_20_Font"><text:span text:style-name="T47">ôž</text:span></text:span><text:span text:style-name="Default_20_Paragraph_20_Font"><text:span text:style-name="T49">u ovplyvni</text:span></text:span><text:span text:style-name="Default_20_Paragraph_20_Font"><text:span text:style-name="T47">ť</text:span></text:span><text:span text:style-name="Default_20_Paragraph_20_Font"><text:span text:style-name="T49">. Napr</text:span></text:span><text:span text:style-name="Default_20_Paragraph_20_Font"><text:span text:style-name="T47">íklad:</text:span></text:span></text:p>
      <text:p text:style-name="P2"><text:span text:style-name="Default_20_Paragraph_20_Font"><text:span text:style-name="T55">let $i2 := (doc("report1.xml")//incision)[2]<text:line-break/>for $a in (doc("report1.xml")//action)[. &gt;&gt; $i2]<text:line-break/>return $a//instrument</text:span></text:span></text:p>
      <text:p text:style-name="P3"/>
      <text:p text:style-name="P10">- <text:span text:style-name="T45">TODO</text:span> Specifické použitia ordering módu. Chce to viac preskúmať.</text:p>
      <text:h text:style-name="P42" text:outline-level="1"><text:bookmark-start text:name="h.vvglnew6xzs"/><text:span text:style-name="Default_20_Paragraph_20_Font"><text:span text:style-name="T7">Nepovinnos</text:span></text:span><text:bookmark-end text:name="h.vvglnew6xzs"/><text:span text:style-name="Default_20_Paragraph_20_Font"><text:span text:style-name="T46">ť</text:span></text:span><text:span text:style-name="Default_20_Paragraph_20_Font"><text:span text:style-name="T7"> v</text:span></text:span><text:span text:style-name="Default_20_Paragraph_20_Font"><text:span text:style-name="T46">ý</text:span></text:span><text:span text:style-name="Default_20_Paragraph_20_Font"><text:span text:style-name="T7">skytu atrib</text:span></text:span><text:span text:style-name="Default_20_Paragraph_20_Font"><text:span text:style-name="T46">ú</text:span></text:span><text:span text:style-name="Default_20_Paragraph_20_Font"><text:span text:style-name="T7">tov</text:span></text:span><text:span text:style-name="Default_20_Paragraph_20_Font"><text:span text:style-name="T46"> a</text:span></text:span><text:span text:style-name="Default_20_Paragraph_20_Font"><text:span text:style-name="T7"> elementov</text:span></text:span><text:span text:style-name="Default_20_Paragraph_20_Font"><text:span text:style-name="T8"> </text:span></text:span><text:span text:style-name="Default_20_Paragraph_20_Font"><text:span text:style-name="T5">(toto je asi násobná početnosť)</text:span></text:span></text:h>
      <text:p text:style-name="P2"><text:span text:style-name="Default_20_Paragraph_20_Font"><text:span text:style-name="T46">Atribút alebo element je pravdepodobne nepovinný, ak napríklad:</text:span></text:span></text:p>
      <text:list xml:id="list1254265658" text:style-name="L2">
        <text:list-item>
          <text:p text:style-name="P36"><text:span text:style-name="Default_20_Paragraph_20_Font"><text:span text:style-name="T4">V podmienke dotazu je test na výskyt, napríklad <text:line-break/></text:span></text:span><text:span text:style-name="Default_20_Paragraph_20_Font"><text:span text:style-name="T12">//book[author]</text:span></text:span><text:span text:style-name="Default_20_Paragraph_20_Font"><text:span text:style-name="T4"> <text:s text:c="2"/>- </text:span></text:span><text:span text:style-name="Default_20_Paragraph_20_Font"><text:span text:style-name="T7">author</text:span></text:span><text:span text:style-name="Default_20_Paragraph_20_Font"><text:span text:style-name="T4"> asi bude nepovinný<text:line-break/></text:span></text:span><text:span text:style-name="Default_20_Paragraph_20_Font"><text:span text:style-name="T12">//book[author]/section</text:span></text:span><text:span text:style-name="Default_20_Paragraph_20_Font"><text:span text:style-name="T4"> <text:s text:c="2"/>- taktiež všetko, čo ďalej pokračuje je nepovinné</text:span></text:span></text:p>
        </text:list-item>
        <text:list-item>
          <text:p text:style-name="P36"><text:span text:style-name="Default_20_Paragraph_20_Font"><text:span text:style-name="T46">Podobne</text:span></text:span><text:span text:style-name="Default_20_Paragraph_20_Font"><text:span text:style-name="T4"> s podmienkou </text:span></text:span><text:span text:style-name="Default_20_Paragraph_20_Font"><text:span text:style-name="T10">count() &gt; 0</text:span></text:span><text:span text:style-name="Default_20_Paragraph_20_Font"><text:span text:style-name="T4">, napr</text:span></text:span><text:span text:style-name="Default_20_Paragraph_20_Font"><text:span text:style-name="T46">íklad<text:line-break/></text:span></text:span><text:span text:style-name="Default_20_Paragraph_20_Font"><text:span text:style-name="T12">//book[count(author) &gt; 0)]</text:span></text:span></text:p>
        </text:list-item>
        <text:list-item>
          <text:p text:style-name="P36"><text:span text:style-name="Default_20_Paragraph_20_Font"><text:span text:style-name="T12">Nachádza sa vo výraze v </text:span></text:span><text:span text:style-name="Default_20_Paragraph_20_Font"><text:span text:style-name="T13">order by</text:span></text:span><text:span text:style-name="Default_20_Paragraph_20_Font"><text:span text:style-name="T12"> a má pre tento výraz je nastavený modifikátor prázdnych sekvencií (</text:span></text:span><text:span text:style-name="Default_20_Paragraph_20_Font"><text:span text:style-name="T13">empty greatest</text:span></text:span><text:span text:style-name="Default_20_Paragraph_20_Font"><text:span text:style-name="T12"> / </text:span></text:span><text:span text:style-name="Default_20_Paragraph_20_Font"><text:span text:style-name="T13">empty least</text:span></text:span><text:span text:style-name="Default_20_Paragraph_20_Font"><text:span text:style-name="T12">)</text:span></text:span></text:p>
        </text:list-item>
      </text:list>
      <text:p text:style-name="P2"/>
      <text:h text:style-name="P40" text:outline-level="1"><text:bookmark-start text:name="h.7tq8614mxiif"/><text:span text:style-name="Default_20_Paragraph_20_Font"><text:span text:style-name="T47">Hľadanie</text:span></text:span><text:bookmark-end text:name="h.7tq8614mxiif"/><text:span text:style-name="Default_20_Paragraph_20_Font"><text:span text:style-name="T47"> kľúčov</text:span></text:span></text:h>
      <text:h text:style-name="P42" text:outline-level="1"><text:bookmark-start text:name="h.r5j7q2jk059p"/><text:span text:style-name="Default_20_Paragraph_20_Font"><text:span text:style-name="T47">Princíp</text:span></text:span><text:bookmark-end text:name="h.r5j7q2jk059p"/><text:span text:style-name="Default_20_Paragraph_20_Font"><text:span text:style-name="T47"> z článku Discovering XML Keys and Foreign Keys in Queries</text:span></text:span></text:h>
      <text:p text:style-name="P27"><text:span text:style-name="Default_20_Paragraph_20_Font"><text:span text:style-name="T47">V nasledujúcich dotazoch sa dá použiť na hľadanie kľúčov princíp z tohoto článku s drobnými úpravami. Tieto dotazy nemajú presný tvar žiadneho z </text:span></text:span><text:span text:style-name="Default_20_Paragraph_20_Font"><text:span text:style-name="T56">join patterns</text:span></text:span><text:span text:style-name="Default_20_Paragraph_20_Font"><text:span text:style-name="T47">, popisovaných v článku, ale nemal by byť problém princíp použiť.</text:span></text:span></text:p>
      <text:p text:style-name="P29"><text:soft-page-break/></text:p>
      <text:p text:style-name="P27"><text:span text:style-name="Default_20_Paragraph_20_Font"><text:span text:style-name="T61">&lt;result&gt;<text:line-break/> <text:s/>{<text:line-break/> <text:s text:c="3"/>for $u in doc("users.xml")//user_tuple<text:line-break/> <text:s text:c="3"/>for $i in doc("items.xml")//item_tuple<text:line-break/> <text:s text:c="3"/>where $u/rating &gt; "C" <text:line-break/> <text:s text:c="6"/>and $i/reserve_price &gt; 1000 <text:line-break/> <text:s text:c="6"/>and $i/offered_by = $u/userid<text:line-break/> <text:s text:c="3"/>return<text:line-break/> <text:s text:c="7"/>&lt;warning&gt;<text:line-break/> <text:s text:c="11"/>{ $u/name }<text:line-break/> <text:s text:c="11"/>{ $u/rating }<text:line-break/> <text:s text:c="11"/>{ $i/description }<text:line-break/> <text:s text:c="11"/>{ $i/reserve_price }<text:line-break/> <text:s text:c="7"/>&lt;/warning&gt;<text:line-break/> <text:s/>}<text:line-break/>&lt;/result&gt;</text:span></text:span></text:p>
      <text:p text:style-name="P30"/>
      <text:p text:style-name="P27"><text:span text:style-name="Default_20_Paragraph_20_Font"><text:span text:style-name="T61">&lt;result&gt;<text:line-break/> <text:s/>{<text:line-break/> <text:s text:c="3"/>for $i in doc("items.xml")//item_tuple<text:line-break/> <text:s text:c="3"/>where empty(doc("bids.xml")//bid_tuple[itemno = $i/itemno])<text:line-break/> <text:s text:c="3"/>return<text:line-break/> <text:s text:c="7"/>&lt;no_bid_item&gt;<text:line-break/> <text:s text:c="11"/>{ $i/itemno }<text:line-break/> <text:s text:c="11"/>{ $i/description }<text:line-break/> <text:s text:c="7"/>&lt;/no_bid_item&gt;<text:line-break/> <text:s/>}<text:line-break/>&lt;/result&gt;</text:span></text:span></text:p>
      <text:p text:style-name="P28"/>
      <text:p text:style-name="P27"><text:span text:style-name="Default_20_Paragraph_20_Font"><text:span text:style-name="T30">&lt;result&gt;</text:span></text:span><text:span text:style-name="Default_20_Paragraph_20_Font"><text:span text:style-name="T23"> (toto by asi prešlo)</text:span></text:span><text:span text:style-name="Default_20_Paragraph_20_Font"><text:span text:style-name="T30"><text:line-break/> <text:s/>{<text:line-break/> <text:s text:c="3"/>for $item in doc("items.xml")//item_tuple<text:line-break/> <text:s text:c="3"/>let $b := doc("bids.xml")//bid_tuple[itemno = $item/itemno]<text:line-break/> <text:s text:c="3"/>let $z := max($b/bid)<text:line-break/> <text:s text:c="3"/>where $item/reserve_price * 2 &lt; $z<text:line-break/> <text:s text:c="3"/>return<text:line-break/> <text:s text:c="7"/>&lt;successful_item&gt;<text:line-break/> <text:s text:c="11"/>{ $item/itemno }<text:line-break/> <text:s text:c="11"/>{ $item/description }<text:line-break/> <text:s text:c="11"/>{ $item/reserve_price }<text:line-break/> <text:s text:c="11"/>&lt;high_bid&gt;{$z }&lt;/high_bid&gt;<text:line-break/> <text:s text:c="8"/>&lt;/successful_item&gt;<text:line-break/></text:span></text:span><text:soft-page-break/><text:span text:style-name="Default_20_Paragraph_20_Font"><text:span text:style-name="T30"> <text:s/>}<text:line-break/>&lt;/result&gt;</text:span></text:span></text:p>
      <text:p text:style-name="P27"/>
      <text:p text:style-name="P29">- 3-way joins</text:p>
      <text:p text:style-name="P32">for $item in doc("order.xml")//item, </text:p>
      <text:p text:style-name="P32"><text:s text:c="4"/>$product in doc("catalog.xml")//product, </text:p>
      <text:p text:style-name="P32"><text:s text:c="4"/>$price in doc("prices.xml")//prices/priceList/prod </text:p>
      <text:p text:style-name="P32">where $item/@num = $product/number and $product/number = $price/@num </text:p>
      <text:p text:style-name="P32">return &lt;item num="{$item/@num}" </text:p>
      <text:p text:style-name="P32"><text:s text:c="9"/>name="{$product/name}" </text:p>
      <text:p text:style-name="P32"><text:s text:c="9"/>price="{$price/price}"/&gt; </text:p>
      <text:h text:style-name="P44" text:outline-level="1"><text:bookmark-start text:name="h.r0f0l8xk1gma"/><text:span text:style-name="Default_20_Paragraph_20_Font"><text:span text:style-name="T46">Unikátnosť</text:span></text:span><text:bookmark-end text:name="h.r0f0l8xk1gma"/><text:span text:style-name="Default_20_Paragraph_20_Font"><text:span text:style-name="T46"> z </text:span></text:span><text:span text:style-name="Default_20_Paragraph_20_Font"><text:span text:style-name="T2">let</text:span></text:span><text:span text:style-name="Default_20_Paragraph_20_Font"><text:span text:style-name="T37"> (vynechávam, je to príliš veľké hádanie)</text:span></text:span></text:h>
      <text:p text:style-name="P2"><text:span text:style-name="Default_20_Paragraph_20_Font"><text:span text:style-name="T46">- Dotaz typu:</text:span></text:span></text:p>
      <text:p text:style-name="P8"><text:span text:style-name="Default_20_Paragraph_20_Font"><text:span text:style-name="T46"/></text:span></text:p>
      <text:p text:style-name="P27"><text:span text:style-name="Default_20_Paragraph_20_Font"><text:span text:style-name="T26">let</text:span></text:span><text:span text:style-name="Default_20_Paragraph_20_Font"><text:span text:style-name="T30"> </text:span></text:span><text:span text:style-name="Default_20_Paragraph_20_Font"><text:span text:style-name="T29">$premenna</text:span></text:span><text:span text:style-name="Default_20_Paragraph_20_Font"><text:span text:style-name="T30"> </text:span></text:span><text:span text:style-name="Default_20_Paragraph_20_Font"><text:span text:style-name="T26">:=</text:span></text:span><text:span text:style-name="Default_20_Paragraph_20_Font"><text:span text:style-name="T30"> </text:span></text:span><text:span text:style-name="Default_20_Paragraph_20_Font"><text:span text:style-name="T29">cesta</text:span></text:span><text:span text:style-name="Default_20_Paragraph_20_Font"><text:span text:style-name="T26">[</text:span></text:span><text:span text:style-name="Default_20_Paragraph_20_Font"><text:span text:style-name="T29">uzol</text:span></text:span><text:span text:style-name="Default_20_Paragraph_20_Font"><text:span text:style-name="T30"> </text:span></text:span><text:span text:style-name="Default_20_Paragraph_20_Font"><text:span text:style-name="T26">= </text:span></text:span><text:span text:style-name="Default_20_Paragraph_20_Font"><text:span text:style-name="T29">hodnota</text:span></text:span><text:span text:style-name="Default_20_Paragraph_20_Font"><text:span text:style-name="T26">]</text:span></text:span></text:p>
      <text:p text:style-name="P2"><text:span text:style-name="Default_20_Paragraph_20_Font"><text:span text:style-name="T26">return</text:span></text:span><text:span text:style-name="Default_20_Paragraph_20_Font"><text:span text:style-name="T30"> </text:span></text:span><text:span text:style-name="Default_20_Paragraph_20_Font"><text:span text:style-name="T29">$premenna</text:span></text:span><text:span text:style-name="Default_20_Paragraph_20_Font"><text:span text:style-name="T26">/</text:span></text:span><text:span text:style-name="Default_20_Paragraph_20_Font"><text:span text:style-name="T29">uzol2</text:span></text:span></text:p>
      <text:p text:style-name="P8"><text:span text:style-name="Default_20_Paragraph_20_Font"><text:span text:style-name="T29"/></text:span></text:p>
      <text:p text:style-name="P2"><text:span text:style-name="Default_20_Paragraph_20_Font"><text:span text:style-name="T46">indikuje pravdepodobnú unikátnosť </text:span></text:span><text:span text:style-name="Default_20_Paragraph_20_Font"><text:span text:style-name="T20">uzlu</text:span></text:span><text:span text:style-name="Default_20_Paragraph_20_Font"><text:span text:style-name="T46"> (navyše ak sa v return nepoužije žiadna agregačná funkcia na túto premennú, alebo možno tomu môže nasvedčovať aj názov premennej ($item vs $items, $itemList)) v elemente určeného </text:span></text:span><text:span text:style-name="Default_20_Paragraph_20_Font"><text:span text:style-name="T20">cestou</text:span></text:span><text:span text:style-name="Default_20_Paragraph_20_Font"><text:span text:style-name="T46">, predpokladajúc intuitívny význam tohoto dotazu. Napríklad:</text:span></text:span></text:p>
      <text:p text:style-name="P8"><text:span text:style-name="Default_20_Paragraph_20_Font"><text:span text:style-name="T46"/></text:span></text:p>
      <text:p text:style-name="P2"><text:span text:style-name="Default_20_Paragraph_20_Font"><text:span text:style-name="T30">declare function local:partners($company as xs:string) as element()*<text:line-break/>{<text:line-break/> <text:s text:c="3"/>let $c := doc("company-data.xml")//company[name = $company]<text:line-break/> <text:s text:c="3"/>return $c//partner<text:line-break/>};<text:line-break/><text:line-break/>let $foobar_partners := local:partners("Foobar Corporation")</text:span></text:span></text:p>
      <text:p text:style-name="P2"><text:span text:style-name="Default_20_Paragraph_20_Font"><text:span text:style-name="T30">…</text:span></text:span></text:p>
      <text:h text:style-name="P43" text:outline-level="1"><text:bookmark-start text:name="h.ajb68l685bwf"/><text:span text:style-name="Default_20_Paragraph_20_Font"><text:span text:style-name="T47">Join</text:span></text:span><text:bookmark-end text:name="h.ajb68l685bwf"/><text:span text:style-name="Default_20_Paragraph_20_Font"><text:span text:style-name="T47"> “rekurzívnych dát”</text:span></text:span></text:h>
      <text:p text:style-name="P2"><text:span text:style-name="Default_20_Paragraph_20_Font"><text:span text:style-name="T47">- Nasledujúci dotaz ukazuje, že atribút </text:span></text:span><text:span text:style-name="Default_20_Paragraph_20_Font"><text:span text:style-name="T62">partid</text:span></text:span><text:span text:style-name="Default_20_Paragraph_20_Font"><text:span text:style-name="T47"> by mohol byť kľúč a atribút </text:span></text:span><text:span text:style-name="Default_20_Paragraph_20_Font"><text:span text:style-name="T62">partof</text:span></text:span><text:span text:style-name="Default_20_Paragraph_20_Font"><text:span text:style-name="T47"> referencia na tento kľúč:</text:span></text:span></text:p>
      <text:p text:style-name="P8"><text:span text:style-name="Default_20_Paragraph_20_Font"><text:span text:style-name="T47"/></text:span></text:p>
      <text:p text:style-name="P27"><text:span text:style-name="Default_20_Paragraph_20_Font"><text:span text:style-name="T61">declare function local:one_level($p as element()) as element()<text:line-break/>{<text:line-break/> <text:s text:c="3"/>&lt;part partid="{ $p/@partid }"<text:line-break/> <text:s text:c="9"/>name="{ $p/@name }" &gt;<text:line-break/> <text:s text:c="7"/>{<text:line-break/> <text:s text:c="11"/>for $s in doc("partlist.xml")//part<text:line-break/> <text:s text:c="11"/>where $s/@partof = $p/@partid<text:line-break/></text:span></text:span><text:soft-page-break/><text:span text:style-name="Default_20_Paragraph_20_Font"><text:span text:style-name="T61"> <text:s text:c="11"/>return local:one_level($s)<text:line-break/> <text:s text:c="7"/>}<text:line-break/> <text:s text:c="3"/>&lt;/part&gt;<text:line-break/>};<text:line-break/><text:line-break/>&lt;parttree&gt;<text:line-break/> <text:s/>{<text:line-break/> <text:s text:c="3"/>for $p in doc("partlist.xml")//part[empty(@partof)]<text:line-break/> <text:s text:c="3"/>return local:one_level($p)<text:line-break/> <text:s/>}<text:line-break/>&lt;/parttree&gt;</text:span></text:span></text:p>
      <text:p text:style-name="P27"/>
      <text:h text:style-name="P43" text:outline-level="1"><text:bookmark-start text:name="h.es31wv1325v8"/><text:span text:style-name="Default_20_Paragraph_20_Font"><text:span text:style-name="T69">Iné</text:span></text:span><text:bookmark-end text:name="h.es31wv1325v8"/><text:span text:style-name="Default_20_Paragraph_20_Font"><text:span text:style-name="T69"> </text:span></text:span><text:span text:style-name="Default_20_Paragraph_20_Font"><text:span text:style-name="T40">(príveľké hádanie)</text:span></text:span></text:h>
      <text:p text:style-name="P1"><text:span text:style-name="Default_20_Paragraph_20_Font"><text:span text:style-name="T69">- Uvažujme nasledujúci dotaz:</text:span></text:span></text:p>
      <text:p text:style-name="P7"><text:span text:style-name="Default_20_Paragraph_20_Font"><text:span text:style-name="T69"/></text:span></text:p>
      <text:p text:style-name="P27"><text:span text:style-name="Default_20_Paragraph_20_Font"><text:span text:style-name="T31">&lt;books-with-prices&gt;<text:line-break/> <text:s/>{<text:line-break/> <text:s text:c="3"/>for $b in doc("http://bstore1.example.com/bib.xml")//book,<text:line-break/> <text:s text:c="7"/>$a in doc("http://bstore2.example.com/reviews.xml")//entry<text:line-break/> <text:s text:c="3"/>where $b/title = $a/title<text:line-break/> <text:s text:c="3"/>return<text:line-break/> <text:s text:c="7"/>&lt;book-with-prices&gt;<text:line-break/> <text:s text:c="11"/>{ $b/title }<text:line-break/> <text:s text:c="11"/>&lt;price-bstore2&gt;{ $a/price/text() }&lt;/price-bstore2&gt;<text:line-break/> <text:s text:c="11"/>&lt;price-bstore1&gt;{ $b/price/text() }&lt;/price-bstore1&gt;<text:line-break/> <text:s text:c="7"/>&lt;/book-with-prices&gt;<text:line-break/> <text:s/>}<text:line-break/>&lt;/books-with-prices&gt;</text:span></text:span></text:p>
      <text:p text:style-name="P31"><text:span text:style-name="Default_20_Paragraph_20_Font"><text:span text:style-name="T31"/></text:span></text:p>
      <text:p text:style-name="P27"><text:span text:style-name="Default_20_Paragraph_20_Font"><text:span text:style-name="T69">Je (možno:)) pravdepodobné, že </text:span></text:span><text:span text:style-name="Default_20_Paragraph_20_Font"><text:span text:style-name="T34">title</text:span></text:span><text:span text:style-name="Default_20_Paragraph_20_Font"><text:span text:style-name="T69"> bude kľúč (alebo aspoň unikátny) jednak v elemente </text:span></text:span><text:span text:style-name="Default_20_Paragraph_20_Font"><text:span text:style-name="T34">book</text:span></text:span><text:span text:style-name="Default_20_Paragraph_20_Font"><text:span text:style-name="T69"> a zároveň v elemente </text:span></text:span><text:span text:style-name="Default_20_Paragraph_20_Font"><text:span text:style-name="T34">entry</text:span></text:span><text:span text:style-name="Default_20_Paragraph_20_Font"><text:span text:style-name="T69">. Nemôžeme si tým byť istí, ale povedal by som, že je to pravdepodobné vzhľadom na to, že sa vyrába akési (v nejakom zmysle rovnocenné, pretože sa používa hodnota rovnakého podelementu) párovanie hodnôt z týchto elementov (a pre každý pár hodnota toho ich spoločného podelemetu, cez ktorý sa spajajú).</text:span></text:span></text:p>
      <text:p text:style-name="P2"><text:span text:style-name="Default_20_Paragraph_20_Font"><text:span text:style-name="T69">Vychádzajúc z vlastnej intuície si myslím, že prípadov, keď </text:span></text:span><text:span text:style-name="Default_20_Paragraph_20_Font"><text:span text:style-name="T34">title</text:span></text:span><text:span text:style-name="Default_20_Paragraph_20_Font"><text:span text:style-name="T69"> nie je kľúč je asi málo oproti tým, keď to kľúč je.</text:span></text:span></text:p>
      <text:p text:style-name="P2"/>
      <text:h text:style-name="P43" text:outline-level="1"><text:bookmark-start text:name="h.eim8knk7xcnm"/><text:span text:style-name="Default_20_Paragraph_20_Font"><text:span text:style-name="T47">Negatívne</text:span></text:span><text:bookmark-end text:name="h.eim8knk7xcnm"/><text:span text:style-name="Default_20_Paragraph_20_Font"><text:span text:style-name="T47"> tvrdenia (vyľúčenie unikátnosti)</text:span></text:span></text:h>
      <text:p text:style-name="P1"><text:span text:style-name="Default_20_Paragraph_20_Font"><text:span text:style-name="T47">- Z klasického použitia </text:span></text:span><text:span text:style-name="Default_20_Paragraph_20_Font"><text:span text:style-name="T56">for </text:span></text:span><text:span text:style-name="Default_20_Paragraph_20_Font"><text:span text:style-name="T63">...</text:span></text:span></text:p>
      <text:p text:style-name="P7"><text:span text:style-name="Default_20_Paragraph_20_Font"><text:span text:style-name="T47"/></text:span></text:p>
      <text:p text:style-name="P2"><text:span text:style-name="Default_20_Paragraph_20_Font"><text:span text:style-name="T61">for $var in ...</text:span></text:span></text:p>
      <text:p text:style-name="P2"><text:soft-page-break/><text:span text:style-name="Default_20_Paragraph_20_Font"><text:span text:style-name="T61">where $var/node1 = …</text:span></text:span><text:span text:style-name="Default_20_Paragraph_20_Font"><text:span text:style-name="T64"> <text:s text:c="3"/>(prípadne ďalšie podmienky typu </text:span></text:span><text:span text:style-name="Default_20_Paragraph_20_Font"><text:span text:style-name="T57">$var/nodeX = …</text:span></text:span><text:span text:style-name="Default_20_Paragraph_20_Font"><text:span text:style-name="T64"> pripojené </text:span></text:span><text:span text:style-name="Default_20_Paragraph_20_Font"><text:span text:style-name="T57">and </text:span></text:span><text:span text:style-name="Default_20_Paragraph_20_Font"><text:span text:style-name="T64">(alebo aj inak))</text:span></text:span></text:p>
      <text:p text:style-name="P2"><text:span text:style-name="Default_20_Paragraph_20_Font"><text:span text:style-name="T61">return …</text:span></text:span></text:p>
      <text:p text:style-name="P8"><text:span text:style-name="Default_20_Paragraph_20_Font"><text:span text:style-name="T61"/></text:span></text:p>
      <text:p text:style-name="P27"><text:span text:style-name="Default_20_Paragraph_20_Font"><text:span text:style-name="T47">sa dá usudzovať, že v bežnom prípade, </text:span></text:span><text:span text:style-name="Default_20_Paragraph_20_Font"><text:span text:style-name="T65">node1</text:span></text:span><text:span text:style-name="Default_20_Paragraph_20_Font"><text:span text:style-name="T47"> a prípadne ďalšie nebudú uzly s unikátnou hodnotou, pretože predpokladáme viac takých elementov, čo podmienku splňujú. Príklad:</text:span></text:span></text:p>
      <text:p text:style-name="P31"><text:span text:style-name="Default_20_Paragraph_20_Font"><text:span text:style-name="T47"/></text:span></text:p>
      <text:p text:style-name="P2"><text:span text:style-name="Default_20_Paragraph_20_Font"><text:span text:style-name="T61">&lt;bib&gt;<text:line-break/> <text:s/>{<text:line-break/> <text:s text:c="3"/>for $b in doc("http://bstore1.example.com/bib.xml")//book<text:line-break/> <text:s text:c="3"/>where $b/publisher = "Addison-Wesley" and $b/@year &gt; 1991<text:line-break/> <text:s text:c="3"/>order by $b/title<text:line-break/> <text:s text:c="3"/>return<text:line-break/> <text:s text:c="7"/>&lt;book&gt;<text:line-break/> <text:s text:c="11"/>{ $b/@year }<text:line-break/> <text:s text:c="11"/>{ $b/title }<text:line-break/> <text:s text:c="7"/>&lt;/book&gt;<text:line-break/> <text:s/>}<text:line-break/>&lt;/bib&gt;</text:span></text:span></text:p>
      <text:p text:style-name="P2"/>
      <text:p text:style-name="P2"><text:span text:style-name="Default_20_Paragraph_20_Font"><text:span text:style-name="T47">- Použitie </text:span></text:span><text:span text:style-name="Default_20_Paragraph_20_Font"><text:span text:style-name="T56">distinct-values()</text:span></text:span><text:span text:style-name="Default_20_Paragraph_20_Font"><text:span text:style-name="T47"> alebo iných funkcií, ktorých argument je (zvyčajne) množina. V nasledujúcom prípade </text:span></text:span><text:span text:style-name="Default_20_Paragraph_20_Font"><text:span text:style-name="T65">title</text:span></text:span><text:span text:style-name="Default_20_Paragraph_20_Font"><text:span text:style-name="T47"> nebude unikátny, keďže sa predáva funkcii </text:span></text:span><text:span text:style-name="Default_20_Paragraph_20_Font"><text:span text:style-name="T56">distinct-values()</text:span></text:span><text:span text:style-name="Default_20_Paragraph_20_Font"><text:span text:style-name="T47"> vo </text:span></text:span><text:span text:style-name="Default_20_Paragraph_20_Font"><text:span text:style-name="T56">for</text:span></text:span><text:span text:style-name="Default_20_Paragraph_20_Font"><text:span text:style-name="T47">. Ďalší dôvod je, že výsledok </text:span></text:span><text:span text:style-name="Default_20_Paragraph_20_Font"><text:span text:style-name="T56">let</text:span></text:span><text:span text:style-name="Default_20_Paragraph_20_Font"><text:span text:style-name="T47">, ktorý závisí na hodnote </text:span></text:span><text:span text:style-name="Default_20_Paragraph_20_Font"><text:span text:style-name="T65">title</text:span></text:span><text:span text:style-name="Default_20_Paragraph_20_Font"><text:span text:style-name="T47">, je vložený do agregačnej funkcie </text:span></text:span><text:span text:style-name="Default_20_Paragraph_20_Font"><text:span text:style-name="T56">min()</text:span></text:span><text:span text:style-name="Default_20_Paragraph_20_Font"><text:span text:style-name="T47">:</text:span></text:span></text:p>
      <text:p text:style-name="P6"/>
      <text:p text:style-name="P2"><text:span text:style-name="Default_20_Paragraph_20_Font"><text:span text:style-name="T61">&lt;results&gt;<text:line-break/> <text:s/>{<text:line-break/> <text:s text:c="3"/>let $doc := doc("prices.xml")<text:line-break/> <text:s text:c="3"/>for $t in distinct-values($doc//book/title)<text:line-break/> <text:s text:c="3"/>let $p := $doc//book[title = $t]/price<text:line-break/> <text:s text:c="3"/>return<text:line-break/> <text:s text:c="5"/>&lt;minprice title="{ $t }"&gt;<text:line-break/> <text:s text:c="7"/>&lt;price&gt;{ min($p) }&lt;/price&gt;<text:line-break/> <text:s text:c="5"/>&lt;/minprice&gt;<text:line-break/> <text:s/>}<text:line-break/>&lt;/results&gt;</text:span></text:span></text:p>
      <text:p text:style-name="P4"/>
      <text:p text:style-name="P25">- Použitie <text:span text:style-name="T1">stable order by</text:span><text:span text:style-name="T32">.</text:span></text:p>
      <text:p text:style-name="P26"/>
      <text:p text:style-name="P26">- Výber uzlov predikátom, ktorý testuje ich hodnotu voči nejakej inej hodnote a nasledné použitie týchto uzlov ako sekvencie. V príklade je zrejmé, že atribut <text:span text:style-name="T19">dept</text:span><text:span text:style-name="T38"> nebude unikátny.</text:span></text:p>
      <text:p text:style-name="P26"/>
      <text:p text:style-name="P24"><text:soft-page-break/>let $prods := doc("catalog.xml")//product </text:p>
      <text:p text:style-name="P24">for $prod in $prods </text:p>
      <text:p text:style-name="P24">where $prod &lt;&lt; $prods[@dept = $prod/@dept][last( )] </text:p>
      <text:p text:style-name="P24">return $prod </text:p>
      <text:p text:style-name="P15"/>
      <text:p text:style-name="P34">Iné</text:p>
      <text:p text:style-name="P38">- Dotaz generuje nejaké XML, kde elementov určuje atribút xml:id , ktorý je z definície (nejak potvrdiť) unikátny. Ak je hodnota tohoto atributu vyrábaná zo vstupných dát, je niekedy možné odvodiť nejakú ich unikátnosť.</text:p>
      <text:p text:style-name="P33">Na preskúmanie</text:p>
      <text:p text:style-name="P15">- Intermediate XML structure</text:p>
      <text:p text:style-name="P15"/>
      <text:p text:style-name="P9">let $deptNames := &lt;deptNames&gt; </text:p>
      <text:p text:style-name="P9"><text:s text:c="20"/>&lt;dept code="ACC" name="Accessories"/&gt; </text:p>
      <text:p text:style-name="P9"><text:s text:c="20"/>&lt;dept code="MEN" name="Menswear"/&gt; </text:p>
      <text:p text:style-name="P9"><text:s text:c="20"/>&lt;dept code="WMN" name="Womens"/&gt; </text:p>
      <text:p text:style-name="P9"><text:s text:c="18"/>&lt;/deptNames&gt; </text:p>
      <text:p text:style-name="P9">let $cat := doc("catalog.xml")/catalog </text:p>
      <text:p text:style-name="P9">for $dept in distinct-values($cat/product/@dept) </text:p>
      <text:p text:style-name="P9">return &lt;li&gt;Department:</text:p>
      <text:p text:style-name="P9"><text:s text:c="9"/>{data($deptNames/dept[@code = $dept]<text:a xlink:type="simple" xlink:href="../../../../../../../../../@name">/@name</text:a>)} ({$dept})</text:p>
      <text:p text:style-name="P9"><text:s text:c="7"/>&lt;/li&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style:num-prefix=" " style:num-suffix="." text:bullet-char="•">
        <style:list-level-properties text:space-before="0.05in" text:min-label-width="0.25in"/>
        <style:text-properties fo:font-family="StarSymbol" style:font-charset="x-symbol"/>
      </text:list-level-style-bullet>
      <text:list-level-style-number text:level="2" text:style-name="Numbering_20_Symbols" style:num-prefix=" " style:num-suffix="." style:num-format="1" text:display-levels="2">
        <style:list-level-properties text:space-before="0.75in" text:min-label-width="0.25in"/>
      </text:list-level-style-number>
      <text:list-level-style-number text:level="3" text:style-name="Numbering_20_Symbols" style:num-prefix=" " style:num-suffix=")" style:num-format="a">
        <style:list-level-properties text:min-label-width="1.5in" text:min-label-distance="0.1252in" fo:text-align="end"/>
      </text:list-level-style-number>
      <text:list-level-style-bullet text:level="4" text:style-name="Bullet_20_Symbols" style:num-prefix=" " style:num-suffix=" " text:bullet-char="•">
        <style:list-level-properties text:space-before="1.75in" text:min-label-width="0.25in"/>
        <style:text-properties fo:font-family="StarSymbol" style:font-charset="x-symbol"/>
      </text:list-level-style-bullet>
      <text:list-level-style-bullet text:level="5" text:style-name="Bullet_20_Symbols" style:num-prefix=" " style:num-suffix=" " text:bullet-char="•">
        <style:list-level-properties text:space-before="2.25in" text:min-label-width="0.25in"/>
        <style:text-properties fo:font-family="StarSymbol" style:font-charset="x-symbol"/>
      </text:list-level-style-bullet>
      <text:list-level-style-bullet text:level="6" text:style-name="Bullet_20_Symbols" style:num-prefix=" " style:num-suffix=" " text:bullet-char="•">
        <style:list-level-properties text:min-label-width="3in" text:min-label-distance="0.1252in" fo:text-align="end"/>
        <style:text-properties fo:font-family="StarSymbol" style:font-charset="x-symbol"/>
      </text:list-level-style-bullet>
      <text:list-level-style-bullet text:level="7" text:style-name="Bullet_20_Symbols" style:num-prefix=" " style:num-suffix=" " text:bullet-char="•">
        <style:list-level-properties text:space-before="3.25in" text:min-label-width="0.25in"/>
        <style:text-properties fo:font-family="StarSymbol" style:font-charset="x-symbol"/>
      </text:list-level-style-bullet>
      <text:list-level-style-bullet text:level="8" text:style-name="Bullet_20_Symbols" style:num-prefix=" " style:num-suffix=" " text:bullet-char="•">
        <style:list-level-properties text:space-before="3.75in" text:min-label-width="0.25in"/>
        <style:text-properties fo:font-family="StarSymbol" style:font-charset="x-symbol"/>
      </text:list-level-style-bullet>
      <text:list-level-style-bullet text:level="9" text:style-name="Bullet_20_Symbols" style:num-prefix=" " style:num-suffix=" " text:bullet-char="•">
        <style:list-level-properties text:min-label-width="4.5in" text:min-label-distance="0.1252in" fo:text-align="end"/>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meta:editing-cycles>51</meta:editing-cycles>
    <dc:date>2011-08-19T18:04:42</dc:date>
    <meta:editing-duration>P1DT23H3M11S</meta:editing-duration>
    <meta:document-statistic meta:table-count="0" meta:image-count="0" meta:object-count="0" meta:page-count="8" meta:paragraph-count="115" meta:word-count="1340" meta:character-count="10800"/>
  </office:meta>
</office:document-meta>
</file>